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Roboto" fo:font-size="10.5pt" style:font-name-asian="Roboto1" style:font-size-asian="10.5pt" style:font-name-complex="Roboto1" style:font-size-complex="10.5pt"/>
    </style:style>
    <style:style style:name="P3" style:family="paragraph" style:parent-style-name="Standard">
      <style:text-properties style:font-name="Roboto" style:font-name-asian="Roboto1" style:font-name-complex="Roboto1"/>
    </style:style>
    <style:style style:name="P4" style:family="paragraph" style:parent-style-name="Standard">
      <style:text-properties style:font-name="Roboto" fo:font-size="14pt" style:font-name-asian="Roboto1" style:font-size-asian="14pt" style:font-name-complex="Roboto1" style:font-size-complex="14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style:font-name="Roboto" style:font-name-asian="Roboto1" style:font-name-complex="Roboto1"/>
    </style:style>
    <style:style style:name="P7" style:family="paragraph" style:parent-style-name="Standard">
      <style:paragraph-properties fo:break-before="page"/>
      <style:text-properties style:font-name="Roboto" fo:font-size="10.5pt" style:font-name-asian="Roboto1" style:font-size-asian="10.5pt" style:font-name-complex="Roboto1" style:font-size-complex="10.5pt"/>
    </style:style>
    <style:style style:name="P8" style:family="paragraph" style:parent-style-name="Standard">
      <style:paragraph-properties fo:break-before="page"/>
      <style:text-properties style:font-name="Roboto" fo:font-size="14pt" style:font-name-asian="Roboto1" style:font-size-asian="14pt" style:font-name-complex="Roboto1" style:font-size-complex="14pt"/>
    </style:style>
    <style:style style:name="P9" style:family="paragraph" style:parent-style-name="Standard">
      <style:paragraph-properties fo:margin-top="0in" fo:margin-bottom="0.139in" loext:contextual-spacing="false" fo:line-height="100%"/>
    </style:style>
    <style:style style:name="P10" style:family="paragraph" style:parent-style-name="Standard">
      <style:paragraph-properties fo:margin-left="0in" fo:margin-right="0in" fo:text-indent="0in" style:auto-text-indent="false"/>
    </style:style>
    <style:style style:name="P11" style:family="paragraph" style:parent-style-name="Standard" style:master-page-name="Standard">
      <style:paragraph-properties fo:text-align="center" style:justify-single-word="false" style:page-number="1"/>
    </style:style>
    <style:style style:name="T1" style:family="text">
      <style:text-properties style:font-name="Roboto" fo:font-size="18pt" fo:font-weight="bold" style:font-name-asian="Roboto1" style:font-size-asian="18pt" style:font-weight-asian="bold" style:font-name-complex="Roboto1" style:font-size-complex="18pt"/>
    </style:style>
    <style:style style:name="T2" style:family="text">
      <style:text-properties style:font-name="Roboto" fo:font-size="10.5pt" style:font-name-asian="Roboto1" style:font-size-asian="10.5pt" style:font-name-complex="Roboto1" style:font-size-complex="10.5pt"/>
    </style:style>
    <style:style style:name="T3" style:family="text">
      <style:text-properties style:font-name="Roboto" style:font-name-asian="Roboto1" style:font-name-complex="Roboto1"/>
    </style:style>
    <style:style style:name="T4" style:family="text">
      <style:text-properties style:font-name="Roboto" fo:font-size="13pt" fo:font-weight="bold" style:font-name-asian="Roboto1" style:font-size-asian="13pt" style:font-weight-asian="bold" style:font-name-complex="Roboto1" style:font-size-complex="13pt"/>
    </style:style>
    <style:style style:name="T5" style:family="text">
      <style:text-properties style:font-name="Roboto" fo:font-size="13pt" style:font-name-asian="Roboto1" style:font-size-asian="13pt" style:font-name-complex="Roboto1" style:font-size-complex="13pt"/>
    </style:style>
    <style:style style:name="T6" style:family="text">
      <style:text-properties style:font-name="Roboto" fo:font-size="12.5pt" style:font-name-asian="Roboto1" style:font-size-asian="12.5pt" style:font-name-complex="Roboto1" style:font-size-complex="12.5pt"/>
    </style:style>
    <style:style style:name="T7" style:family="text">
      <style:text-properties style:font-name="Roboto" fo:font-size="14pt" style:font-name-asian="Roboto1" style:font-size-asian="14pt" style:font-name-complex="Roboto1" style:font-size-complex="14pt"/>
    </style:style>
    <style:style style:name="T8" style:family="text">
      <style:text-properties style:font-name="Roboto" fo:font-size="14pt" fo:font-weight="bold" style:font-name-asian="Roboto1" style:font-size-asian="14pt" style:font-weight-asian="bold" style:font-name-complex="Roboto1" style:font-size-complex="14pt"/>
    </style:style>
    <style:style style:name="T9" style:family="text">
      <style:text-properties style:font-name="Roboto" fo:font-weight="bold" style:font-name-asian="Roboto1" style:font-weight-asian="bold" style:font-name-complex="Roboto1"/>
    </style:style>
    <style:style style:name="T10" style:family="text">
      <style:text-properties fo:font-size="15pt" fo:font-weight="bold" style:font-size-asian="15pt" style:font-weight-asian="bold" style:font-size-complex="15pt"/>
    </style:style>
    <style:style style:name="T11" style:family="text">
      <style:text-properties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Chat client-server - documentazione</text:span></text:p>
      <text:p text:style-name="P2"/>
      <text:p text:style-name="Standard"><text:span text:style-name="T10">Chat client-server 1.0</text:span></text:p>
      <text:p text:style-name="Standard"/>
      <text:p text:style-name="P5"><text:span text:style-name="T3">Passaggi per la connessione:</text:span></text:p>
      <text:p text:style-name="P5"><text:span text:style-name="T3">Creazione del server</text:span></text:p>
      <text:p text:style-name="P5"><text:span text:style-name="T3">Creazione del client che si dovrà collegare al server</text:span></text:p>
      <text:p text:style-name="P5"><text:span text:style-name="T3">Dopo aver instaurato la connessione il client invia il nome al server</text:span></text:p>
      <text:p text:style-name="P5"><text:span text:style-name="T3">Il client invia il messaggio al server, questo lo invia all’altro client</text:span></text:p>
      <text:p text:style-name="P5"><text:span text:style-name="T3">Viceversa il secondo client deve inviarlo al primo</text:span></text:p>
      <text:p text:style-name="P5"><text:span text:style-name="T3">per uscire dalla chat scrivere “Logout”</text:span></text:p>
      <text:p text:style-name="P6"/>
      <text:p text:style-name="P6"/>
      <text:p text:style-name="P5"><text:span text:style-name="T3">Classe Server</text:span></text:p>
      <text:p text:style-name="P5"><text:span text:style-name="T3">classe Client</text:span></text:p>
      <text:p text:style-name="P5"><text:span text:style-name="T3">classe per la gestione dei client</text:span></text:p>
      <text:p text:style-name="P6"/>
      <text:p text:style-name="P5"><text:span text:style-name="T3">La prima classe viene usata per creare il server, ricevere e accettare le varie richieste di comunicazione da parte dei client</text:span></text:p>
      <text:p text:style-name="P6"/>
      <text:p text:style-name="P5"><text:span text:style-name="T3">La seconda classe verrà usata per inserire i nomi dei client all’interno del vettore per usarli in seguito nella ricerca del destinatario.</text:span></text:p>
      <text:p text:style-name="P5"><text:soft-page-break/><text:span text:style-name="T3">Qui utilizzo Stringtokenizer per separare il messaggio dal destinatario tramite il formato: messaggio#destinatario</text:span></text:p>
      <text:p text:style-name="P6"/>
      <text:p text:style-name="P6"/>
      <text:p text:style-name="P5"><text:span text:style-name="T3">Classe Client</text:span></text:p>
      <text:p text:style-name="P5"><text:span text:style-name="T3">La classe contiene 2 thread, uno per l’invio del messaggio, l’altro per la lettura del messaggio.</text:span></text:p>
      <text:p text:style-name="P5"><text:span text:style-name="T3">WriteUTF e ReadUTF utilizzano la codifica UTF-8 ovvero una codifica usata per rappresentare i caratteri Unicode come </text:span><text:span text:style-name="T4">#</text:span><text:span text:style-name="T3"> o</text:span><text:span text:style-name="T5"> </text:span><text:span text:style-name="T4">:</text:span></text:p>
      <text:p text:style-name="P5"><text:span text:style-name="T3">Il </text:span><text:span text:style-name="T4">#</text:span><text:span text:style-name="T3"> viene usato come separatore tra il messaggio e il destinata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10">Chat client-server 2.0</text:span></text:p>
      <text:p text:style-name="P2"><text:soft-page-break/></text:p>
      <text:p text:style-name="Standard"><text:span text:style-name="T4">Primo obiettivo</text:span><text:span text:style-name="T5">: gestione della disconnessione del client</text:span></text:p>
      <text:p text:style-name="P2"/>
      <text:p text:style-name="P5"><text:span text:style-name="T7">if(ricevuta.equals("Logout")){ </text:span></text:p>
      <text:p text:style-name="P5"><text:span text:style-name="T7"><text:s text:c="20"/>this.login=false; </text:span></text:p>
      <text:p text:style-name="P5"><text:span text:style-name="T7"><text:s text:c="20"/>this.s.close();</text:span></text:p>
      <text:p text:style-name="P5"><text:span text:style-name="T7"><text:s text:c="20"/>break; </text:span></text:p>
      <text:p text:style-name="P5"><text:span text:style-name="T7"><text:s text:c="16"/>} </text:span></text:p>
      <text:p text:style-name="P2"/>
      <text:p text:style-name="Standard"><text:span text:style-name="T2">Il comando Logout, quando viene digitato dal client, blocca la chat e invia un messaggio al server in cui viene che il client è uscito dalla chat e non è più raggiungibile.</text:span></text:p>
      <text:p text:style-name="P2"/>
      <text:p text:style-name="Standard"><text:span text:style-name="T9">Conclusioni sull’obiettivo</text:span></text:p>
      <text:p text:style-name="Standard"><text:span text:style-name="T2">Tutti i messaggi inviati dal client si bloccano e non vengono mostrati neanche sull’output del server, ciò include anche anche il Logout.</text:span></text:p>
      <text:p text:style-name="P2"/>
      <text:p text:style-name="P2"/>
      <text:p text:style-name="P2"/>
      <text:p text:style-name="P2"/>
      <text:p text:style-name="P2"/>
      <text:p text:style-name="P7"/>
      <text:p text:style-name="P2"/>
      <text:p text:style-name="P2"/>
      <text:p text:style-name="P2"/>
      <text:p text:style-name="Standard"><text:span text:style-name="T8">Secondo obiettivo</text:span><text:span text:style-name="T7">: i client devono conoscere i nomi dei client connessi</text:span></text:p>
      <text:p text:style-name="P3"/>
      <text:p text:style-name="P9"><text:span text:style-name="T3">Per fare ciò invio al client connesso ogni client mediante l’uso della variabile i:</text:span></text:p>
      <text:p text:style-name="P1"><text:span text:style-name="T9">IDEA INIZIALE</text:span></text:p>
      <text:p text:style-name="P2"/>
      <text:p text:style-name="Standard"><text:span text:style-name="T7">if(i == 0){</text:span></text:p>
      <text:p text:style-name="Standard"><text:span text:style-name="T7"><text:s text:c="16"/>System.out.println("Sei il Client 0 e sei il primo nella chat");</text:span></text:p>
      <text:p text:style-name="Standard"><text:span text:style-name="T7"><text:s text:c="12"/>}</text:span></text:p>
      <text:p text:style-name="Standard"><text:span text:style-name="T7"><text:s text:c="12"/>else if(i &gt; 0){</text:span></text:p>
      <text:p text:style-name="Standard"><text:span text:style-name="T7"><text:s text:c="16"/>System.out.println("Sei il Client " + i);</text:span></text:p>
      <text:p text:style-name="Standard"><text:span text:style-name="T7"><text:s text:c="16"/>while(i != 0){</text:span></text:p>
      <text:p text:style-name="Standard"><text:span text:style-name="T7"><text:s text:c="19"/>System.out.println("Nella chat è presente: Client " + i - -);</text:span></text:p>
      <text:p text:style-name="Standard"><text:span text:style-name="T7"><text:s text:c="16"/>}</text:span></text:p>
      <text:p text:style-name="Standard"><text:span text:style-name="T7"><text:s text:c="12"/>}</text:span></text:p>
      <text:p text:style-name="P2"/>
      <text:p text:style-name="Standard"><text:span text:style-name="T2">{</text:span></text:p>
      <text:p text:style-name="Standard"><text:span text:style-name="T2">… //varie righe di codice</text:span></text:p>
      <text:p text:style-name="Standard"><text:soft-page-break/><text:span text:style-name="T2">}</text:span></text:p>
      <text:p text:style-name="P2"/>
      <text:p text:style-name="Standard"><text:span text:style-name="T7">i++;</text:span></text:p>
      <text:p text:style-name="P4"/>
      <text:p text:style-name="Standard"><text:span text:style-name="T9">Conclusioni dell’idea iniziale</text:span><text:span text:style-name="T3">: facendo così c’è il problema che, una volta che i diminuisce, resti a 0 e quando aumenta torna a 1 rimanendo in un ciclo infinito</text:span></text:p>
      <text:p text:style-name="P2"/>
      <text:p text:style-name="Standard"><text:span text:style-name="T2">____________________________________________________________________________________________________</text:span></text:p>
      <text:p text:style-name="P2"/>
      <text:p text:style-name="Standard"><text:span text:style-name="T7">if(i == 0){</text:span></text:p>
      <text:p text:style-name="Standard"><text:span text:style-name="T7"><text:s text:c="16"/>System.out.println("Sei il Client 0 e sei il primo nella chat");</text:span></text:p>
      <text:p text:style-name="Standard"><text:span text:style-name="T7"><text:s text:c="12"/>}</text:span></text:p>
      <text:p text:style-name="Standard"><text:span text:style-name="T7"><text:s text:c="12"/>else if(x &gt; 0){</text:span></text:p>
      <text:p text:style-name="Standard"><text:span text:style-name="T7"><text:s text:c="16"/>System.out.println("Sei il Client " + i);</text:span></text:p>
      <text:p text:style-name="P10"><text:span text:style-name="T7">int x = i;</text:span></text:p>
      <text:p text:style-name="Standard"><text:span text:style-name="T7"><text:s text:c="16"/>while(x != 0){</text:span></text:p>
      <text:p text:style-name="Standard"><text:span text:style-name="T7"><text:tab/><text:tab/>System.out.println("Nella chat è presente: Client " + x - -);</text:span></text:p>
      <text:p text:style-name="Standard"><text:span text:style-name="T7"><text:s text:c="16"/>}</text:span></text:p>
      <text:p text:style-name="Standard"><text:span text:style-name="T7"><text:s text:c="12"/>}</text:span></text:p>
      <text:p text:style-name="Standard"><text:span text:style-name="T2">{</text:span></text:p>
      <text:p text:style-name="Standard"><text:span text:style-name="T2">… //varie righe di codice</text:span></text:p>
      <text:p text:style-name="Standard"><text:span text:style-name="T2">}</text:span></text:p>
      <text:p text:style-name="P2"><text:soft-page-break/></text:p>
      <text:p text:style-name="Standard"><text:span text:style-name="T7">i++;</text:span></text:p>
      <text:p text:style-name="P4"/>
      <text:p text:style-name="Standard"><text:span text:style-name="T3">Aggiungo una variabile x = i in modo tale da usare x solo per diminuirla e mostrare ai client tutti quelli già connessi nella chat, mentre così i rimane con lo stesso valore senza modificarla. Quando x viene diminuita, prima del while, viene posta nuovamente uguale a i.</text:span></text:p>
      <text:p text:style-name="P4"/>
      <text:p text:style-name="P5"><text:span text:style-name="T3">Per far mostrare al client i vari messaggi del server riguardante chi è connesso nella chat, sostituisco i vari System.out.println precedenti con dis.writeBytes() che mi consente di inviare la stringa del messaggio al client. Nella classe client ho creato un metodo per poter mostrare all’utente il messaggio con un System.out.println().</text:span></text:p>
      <text:p text:style-name="P6"/>
      <text:p text:style-name="P6"/>
      <text:p text:style-name="P6"/>
      <text:p text:style-name="P6"/>
      <text:p text:style-name="P5"><text:span text:style-name="T9">Conclusioni sull’obiettivo</text:span></text:p>
      <text:p text:style-name="P5"><text:span text:style-name="T3">Il programma funziona ma la parte di codice dove si trova il while viene completamente saltata dal programma, mentre a volte lo esegue ma saltando parti del messaggio, ad esempio: at è presente: Client 1.</text:span></text:p>
      <text:p text:style-name="P5"><text:span text:style-name="T3">L’altro problema è che non vengono mostrati i precedenti Client nella chat, come dovrebbe fare dato che diminuisco sempre la x, ma anzi mostra il numero dello stesso Client.</text:span></text:p>
      <text:p text:style-name="P6"/>
      <text:p text:style-name="P6"/>
      <text:p text:style-name="P4"/>
      <text:p text:style-name="P4"/>
      <text:p text:style-name="P4"/>
      <text:p text:style-name="P4"/>
      <text:p text:style-name="P4"/>
      <text:p text:style-name="P4"/>
      <text:p text:style-name="P4"><text:soft-page-break/></text:p>
      <text:p text:style-name="P4"/>
      <text:p text:style-name="P4"/>
      <text:p text:style-name="P4"/>
      <text:p text:style-name="P8"/>
      <text:p text:style-name="P4"/>
      <text:p text:style-name="Standard"><text:span text:style-name="T8">Terzo obiettivo</text:span><text:span text:style-name="T7">: possibilità di avviare chat one to one oppure one to all</text:span></text:p>
      <text:p text:style-name="P4"/>
      <text:p text:style-name="Standard"><text:span text:style-name="T3">Il codice sottostante è utilizzato sia nella prima che nella seconda chat client server e viene utilizzata per inviare il messaggio, contenuto nella variabile ricevuta, al client destinatario posto dopo #.</text:span></text:p>
      <text:p text:style-name="P4"/>
      <text:p text:style-name="Standard"><text:span text:style-name="T7"><text:s text:c="20"/>StringTokenizer st = new StringTokenizer(ricevuta, "#");</text:span></text:p>
      <text:p text:style-name="Standard"><text:span text:style-name="T7"><text:s text:c="20"/>String MsgToSend = st.nextToken(); </text:span></text:p>
      <text:p text:style-name="Standard"><text:span text:style-name="T7"><text:s text:c="20"/>String recipient = st.nextToken();</text:span></text:p>
      <text:p text:style-name="P4"/>
      <text:p text:style-name="P5"><text:span text:style-name="T3">Nella variabile recipient viene inserito il destinatario.</text:span></text:p>
      <text:p text:style-name="P6"/>
      <text:p text:style-name="P5"><text:span text:style-name="T3">L’idea per modificare il codice in modo tale da poter inviare il messaggio a tutti è (quella scritta in grassetto) di aggiungere un ulteriore controllo quando il server scorre il vettore, e quando non trova il destinatario il messaggio viene inoltrato a tutti.</text:span></text:p>
      <text:p text:style-name="P4"/>
      <text:p text:style-name="Standard"><text:span text:style-name="T7">for (ClientHandler mc : Server.lc){ </text:span></text:p>
      <text:p text:style-name="Standard"><text:span text:style-name="T7"><text:s text:c="20"/>if (mc.name.equals(recipient) &amp;&amp; mc.login==true){ </text:span></text:p>
      <text:p text:style-name="Standard"><text:span text:style-name="T7"><text:s text:c="24"/>mc.dos.writeUTF(this.name+ " : " +MsgToSend); </text:span></text:p>
      <text:p text:style-name="Standard"><text:span text:style-name="T7"><text:s text:c="24"/>break;</text:span></text:p>
      <text:p text:style-name="Standard"><text:span text:style-name="T7"><text:s text:c="20"/>} else if(mc.login==false){</text:span></text:p>
      <text:p text:style-name="Standard"><text:span text:style-name="T7"><text:s text:c="24"/>System.out.println("Il client destinatario è uscito dalla chat"); </text:span></text:p>
      <text:p text:style-name="Standard"><text:span text:style-name="T7"><text:s text:c="20"/>} else if(Server.i &lt;= 1){<text:tab/></text:span></text:p>
      <text:p text:style-name="Standard"><text:soft-page-break/><text:span text:style-name="T7"><text:s text:c="24"/>System.out.println("Sei l'unico partecipante alla chat"); </text:span></text:p>
      <text:p text:style-name="Standard"><text:span text:style-name="T7"><text:s text:c="19"/></text:span><text:span text:style-name="T8"><text:s/>} else if(!mc.name.equals(recipient)){</text:span></text:p>
      <text:p text:style-name="Standard"><text:span text:style-name="T8"><text:s text:c="24"/>mc.dos.writeUTF(MsgToSend); </text:span></text:p>
      <text:p text:style-name="Standard"><text:span text:style-name="T8"><text:s text:c="20"/>}</text:span></text:p>
      <text:p text:style-name="Standard"><text:span text:style-name="T7"><text:s text:c="16"/>}</text:span></text:p>
      <text:p text:style-name="P4"/>
      <text:p text:style-name="Standard"><text:span text:style-name="T9">Conclusioni sull’obiettivo</text:span></text:p>
      <text:p text:style-name="Standard"><text:span text:style-name="T3"><text:s/>Il messaggio one-to-one inviato da un client a un altro non arriva. Prima di altre modifiche il messaggio non solo non arrivava ma dava anche un errore nell’output del server. Una volta risolto ciò il messaggio è possibile inviarlo con risultato, però, che quest’ultimo non arriva né all’altro client né nell’output del server.</text:span></text:p>
      <text:p text:style-name="Standard"><text:span text:style-name="T3">Inoltre il programma Netbeans non segnala alcun errore nel codice e in più sono stati inseriti gli appositi ‘\n’ per andare a capo a ogni riga in cui si trova il readLine e il writeBytes.</text:span></text:p>
      <text:p text:style-name="Standard"><text:span text:style-name="T3">Infine, l’invio dei messaggi nella versione precedente della chat client-server funzionava correttamente seguendo anche i vari controlli se il destinatario era ancora presente nella chat o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89" meta:word-count="832" meta:character-count="5969" meta:non-whitespace-character-count="4620"/>
    <meta:generator>LibreOfficeDev/6.0.5.2$Linux_X86_64 LibreOffice_project/</meta:generator>
  </office:meta>
</office:document-meta>
</file>